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Calibri1" officeooo:paragraph-rsid="000779b3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Calibri1" fo:font-size="16pt" style:font-size-asian="16pt" style:font-size-complex="16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1" fo:font-size="16pt" style:text-underline-style="solid" style:text-underline-width="auto" style:text-underline-color="font-color" style:font-size-asian="16pt" style:font-size-complex="16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1" fo:font-size="15pt" style:font-size-asian="15pt" style:font-size-complex="15pt"/>
    </style:style>
    <style:style style:name="P5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style:font-name="Calibri1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fo:language="en" fo:country="none" style:text-underline-style="solid" style:text-underline-width="auto" style:text-underline-color="font-color"/>
    </style:style>
    <style:style style:name="T2" style:family="text">
      <style:text-properties fo:color="#ff0000" fo:language="en" fo:country="none" style:text-underline-style="solid" style:text-underline-width="auto" style:text-underline-color="font-color" officeooo:rsid="00062747"/>
    </style:style>
    <style:style style:name="T3" style:family="text">
      <style:text-properties fo:language="en" fo:country="none"/>
    </style:style>
    <style:style style:name="T4" style:family="text">
      <style:text-properties fo:color="#9bbb59" fo:language="en" fo:country="none" style:text-underline-style="none" fo:font-weight="bold" style:font-weight-asian="bold"/>
    </style:style>
    <style:style style:name="T5" style:family="text">
      <style:text-properties fo:color="#9bbb59" fo:language="en" fo:country="none" fo:font-weight="bold" style:font-weight-asian="bold"/>
    </style:style>
    <style:style style:name="T6" style:family="text">
      <style:text-properties fo:color="#9bbb59" fo:language="en" fo:country="none" style:text-underline-style="solid" style:text-underline-width="auto" style:text-underline-color="font-color" fo:font-weight="bold" style:font-weight-asian="bold"/>
    </style:style>
    <style:style style:name="T7" style:family="text">
      <style:text-properties fo:color="#9bbb59" fo:font-size="16pt" fo:language="en" fo:country="none" style:text-underline-style="none" fo:font-weight="bold" style:font-size-asian="16pt" style:font-weight-asian="bold" style:font-size-complex="16pt"/>
    </style:style>
    <style:style style:name="T8" style:family="text">
      <style:text-properties fo:color="#9bbb59" fo:font-size="16pt" fo:language="en" fo:country="none" style:text-underline-style="none" fo:font-weight="bold" officeooo:rsid="00062747" style:font-size-asian="16pt" style:font-weight-asian="bold" style:font-size-complex="16pt"/>
    </style:style>
    <style:style style:name="T9" style:family="text">
      <style:text-properties fo:color="#9bbb59" fo:font-size="16pt" fo:language="en" fo:country="none" style:text-underline-style="solid" style:text-underline-width="auto" style:text-underline-color="font-color" fo:font-weight="bold" style:font-size-asian="16pt" style:font-weight-asian="bold" style:font-size-complex="16pt"/>
    </style:style>
    <style:style style:name="T10" style:family="text">
      <style:text-properties fo:color="#9bbb59" fo:font-size="16pt" fo:language="en" fo:country="none" style:text-underline-style="solid" style:text-underline-width="auto" style:text-underline-color="font-color" fo:font-weight="bold" officeooo:rsid="00062747" style:font-size-asian="16pt" style:font-weight-asian="bold" style:font-size-complex="16pt"/>
    </style:style>
    <style:style style:name="T11" style:family="text">
      <style:text-properties fo:color="#000000" fo:language="en" fo:country="none" style:text-underline-style="none" fo:font-weight="normal" style:font-weight-asian="normal"/>
    </style:style>
    <style:style style:name="T12" style:family="text">
      <style:text-properties fo:color="#000000" fo:language="en" fo:country="none" style:text-underline-style="none" fo:font-weight="normal" officeooo:rsid="00062747" style:font-weight-asian="normal"/>
    </style:style>
    <style:style style:name="T13" style:family="text">
      <style:text-properties fo:color="#000000" fo:language="en" fo:country="none" style:text-underline-style="none" fo:font-weight="bold" style:font-weight-asian="bold"/>
    </style:style>
    <style:style style:name="T14" style:family="text">
      <style:text-properties fo:color="#000000" fo:language="en" fo:country="none" fo:font-style="italic" style:text-underline-style="none" fo:font-weight="normal" style:font-style-asian="italic" style:font-weight-asian="normal" style:font-style-complex="italic"/>
    </style:style>
    <style:style style:name="T15" style:family="text">
      <style:text-properties fo:color="#000000" fo:language="en" fo:country="none" fo:font-style="normal" style:text-underline-style="none" fo:font-weight="normal" style:font-style-asian="normal" style:font-weight-asian="normal" style:font-style-complex="normal"/>
    </style:style>
    <style:style style:name="T16" style:family="text">
      <style:text-properties fo:color="#000000" fo:font-size="15pt" fo:language="en" fo:country="none" style:text-underline-style="none" fo:font-weight="normal" style:font-size-asian="15pt" style:font-weight-asian="normal" style:font-size-complex="15pt"/>
    </style:style>
    <style:style style:name="T17" style:family="text">
      <style:text-properties fo:color="#000000" fo:font-size="15pt" fo:language="en" fo:country="none" style:text-underline-style="none" fo:font-weight="normal" officeooo:rsid="00062747" style:font-size-asian="15pt" style:font-weight-asian="normal" style:font-size-complex="15pt"/>
    </style:style>
    <style:style style:name="T18" style:family="text">
      <style:text-properties fo:color="#009900" fo:language="en" fo:country="none" style:text-underline-style="none" fo:font-weight="bold" style:font-weight-asian="bold"/>
    </style:style>
    <style:style style:name="T19" style:family="text">
      <style:text-properties fo:color="#00cccc" fo:language="en" fo:country="none" style:text-underline-style="none" fo:font-weight="bold" style:font-weight-asian="bold"/>
    </style:style>
    <style:style style:name="T20" style:family="text">
      <style:text-properties fo:color="#00cc00" fo:language="en" fo:country="none" style:text-underline-style="none" fo:font-weight="bold" style:font-weight-asian="bold"/>
    </style:style>
    <style:style style:name="T21" style:family="text">
      <style:text-properties fo:color="#00cc00" fo:language="en" fo:country="none" style:text-underline-style="solid" style:text-underline-width="auto" style:text-underline-color="font-color" fo:font-weight="bold" style:font-weight-asian="bold"/>
    </style:style>
    <style:style style:name="T22" style:family="text">
      <style:text-properties style:use-window-font-color="true" fo:font-size="16pt" fo:language="en" fo:country="none" style:text-underline-style="none" fo:font-weight="bold" officeooo:rsid="00062747" style:font-size-asian="16pt" style:font-weight-asian="bold" style:font-size-complex="16pt"/>
    </style:style>
    <style:style style:name="T23" style:family="text">
      <style:text-properties style:use-window-font-color="true" fo:font-size="16pt" fo:language="en" fo:country="none" style:text-underline-style="none" fo:font-weight="normal" officeooo:rsid="00062747" style:font-size-asian="16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izza </text:span><text:span text:style-name="T2">D</text:span><text:span text:style-name="T1">elivery </text:span><text:span text:style-name="T2">S</text:span><text:span text:style-name="T1">ystem</text:span></text:p>
      <text:p text:style-name="P3"><text:span text:style-name="T5">Team</text:span></text:p>
      <text:p text:style-name="P4"><text:span text:style-name="T12"><text:tab/>S</text:span><text:span text:style-name="T11">hashidhar </text:span><text:span text:style-name="T12">BG</text:span><text:span text:style-name="T11"> 01fb14ecs219</text:span></text:p>
      <text:p text:style-name="P4"><text:span text:style-name="T12"><text:tab/>S</text:span><text:span text:style-name="T11">andeep </text:span><text:span text:style-name="T12">P</text:span><text:span text:style-name="T11">vn 01fb14ecs207</text:span></text:p>
      <text:p text:style-name="P4"><text:span text:style-name="T12"><text:tab/>S</text:span><text:span text:style-name="T11">agi </text:span><text:span text:style-name="T12">K</text:span><text:span text:style-name="T11">ishan </text:span><text:span text:style-name="T12">V</text:span><text:span text:style-name="T11">arma 01fb14ecs200</text:span></text:p>
      <text:p text:style-name="P2"><text:span text:style-name="T6">Front end</text:span><text:span text:style-name="T21">:</text:span><text:span text:style-name="T13"> </text:span><text:span text:style-name="T11">html,css,php</text:span></text:p>
      <text:p text:style-name="P2"><text:span text:style-name="T6">Back end:</text:span><text:span text:style-name="T13"> </text:span><text:span text:style-name="T11">xampp and apache server</text:span></text:p>
      <text:p text:style-name="P3"><text:span text:style-name="T5">Idea</text:span></text:p>
      <text:p text:style-name="P4"><text:span text:style-name="T11">A customer orders the pizza.He has a customer id as a prim</text:span><text:span text:style-name="T12">a</text:span><text:span text:style-name="T11">ry key and the other attributes like customer, name</text:span><text:span text:style-name="T12">,</text:span><text:span text:style-name="T11"> city ,ph_number as the candidate key etc.</text:span></text:p>
      <text:p text:style-name="P4"><text:span text:style-name="T11">A customer should pay </text:span><text:span text:style-name="T15">either</text:span><text:span text:style-name="T11"> by </text:span><text:span text:style-name="T12">CoD</text:span><text:span text:style-name="T11"> or by the card. </text:span><text:span text:style-name="T12">I</text:span><text:span text:style-name="T11">t has a transaction id as </text:span><text:span text:style-name="T12">it's</text:span><text:span text:style-name="T11"> candidate key.</text:span></text:p>
      <text:p text:style-name="P4"><text:span text:style-name="T11">A customer</text:span><text:span text:style-name="T12">'s</text:span><text:span text:style-name="T11"> order has order_id ,time_of_delivery and order_of_delivery</text:span></text:p>
      <text:p text:style-name="P4"><text:span text:style-name="T11">A customer gets back the reciept </text:span><text:span text:style-name="T12">which contains the </text:span><text:span text:style-name="T11"><text:s/>cost ,discount and other related attributes.</text:span></text:p>
      <text:p text:style-name="P4"><text:span text:style-name="T12">E</text:span><text:span text:style-name="T11">very delivery shop has an unique id which represents the branch and has other several </text:span><text:span text:style-name="T12">other </text:span><text:span text:style-name="T11">attributes like place, phone_number as the candidate keys</text:span></text:p>
      <text:p text:style-name="P1"><text:span text:style-name="T10">F</text:span><text:span text:style-name="T9">uture </text:span><text:span text:style-name="T10">E</text:span><text:span text:style-name="T9">nhancements :</text:span><text:span text:style-name="T7"> </text:span><text:span text:style-name="T23">W</text:span><text:span text:style-name="T16">e would like to enhance our idea by add</text:span><text:span text:style-name="T17">ing</text:span><text:span text:style-name="T16"> transaction management system and a mid gate way process for visa card pay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7T08:41:33.082162107</dc:date>
    <meta:document-statistic meta:table-count="0" meta:image-count="0" meta:object-count="0" meta:page-count="1" meta:paragraph-count="14" meta:word-count="143" meta:character-count="883" meta:non-whitespace-character-count="750"/>
    <meta:generator>LibreOffice/4.2.8.2$Linux_X86_64 LibreOffice_project/420m0$Build-2</meta:generator>
  </office:meta>
</office:document-meta>
</file>